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ejaVu Sans" style:font-name-complex="Noto Sans Arabic UI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Liberation Sans"/>
    </style:style>
  </office:automatic-styles>
  <office:body>
    <office:spreadsheet>
      <table:table table:name="TUG-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9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1.18110236220472" calcext:value-type="float">
            <text:p>1,18</text:p>
          </table:table-cell>
          <table:table-cell table:style-name="ce4" table:formula="of:=(2*[.D10]*[.E10]*0.0175)/(2.5*[.B10])*100" office:value-type="float" office:value="0.781201562403125" calcext:value-type="float">
            <text:p>0,78</text:p>
          </table:table-cell>
          <table:table-cell table:formula="of:=IF([.F10]&lt;=7;2.5;4)" office:value-type="float" office:value="2.5" calcext:value-type="float">
            <text:p>2,5</text:p>
          </table:table-cell>
          <table:table-cell table:formula="of:=IF(SUM([.$E$2:.E10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C11]/[.B11]" office:value-type="float" office:value="1.18110236220472" calcext:value-type="float">
            <text:p>1,18</text:p>
          </table:table-cell>
          <table:table-cell table:style-name="ce4" table:formula="of:=(2*[.D11]*[.E11]*0.0175)/(2.5*[.B11])*100" office:value-type="float" office:value="0.911401822803646" calcext:value-type="float">
            <text:p>0,91</text:p>
          </table:table-cell>
          <table:table-cell table:formula="of:=IF([.F11]&lt;=7;2.5;4)" office:value-type="float" office:value="2.5" calcext:value-type="float">
            <text:p>2,5</text:p>
          </table:table-cell>
          <table:table-cell table:formula="of:=IF(SUM([.$E$2:.E11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[.C12]/[.B12]" office:value-type="float" office:value="1.18110236220472" calcext:value-type="float">
            <text:p>1,18</text:p>
          </table:table-cell>
          <table:table-cell table:style-name="ce4" table:formula="of:=(2*[.D12]*[.E12]*0.0175)/(2.5*[.B12])*100" office:value-type="float" office:value="1.04160208320417" calcext:value-type="float">
            <text:p>1,04</text:p>
          </table:table-cell>
          <table:table-cell table:formula="of:=IF([.F12]&lt;=7;2.5;4)" office:value-type="float" office:value="2.5" calcext:value-type="float">
            <text:p>2,5</text:p>
          </table:table-cell>
          <table:table-cell table:formula="of:=IF(SUM([.$E$2:.E1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C13]/[.B13]" office:value-type="float" office:value="1.18110236220472" calcext:value-type="float">
            <text:p>1,18</text:p>
          </table:table-cell>
          <table:table-cell table:style-name="ce4" table:formula="of:=(2*[.D13]*[.E13]*0.0175)/(2.5*[.B13])*100" office:value-type="float" office:value="1.17180234360469" calcext:value-type="float">
            <text:p>1,17</text:p>
          </table:table-cell>
          <table:table-cell table:formula="of:=IF([.F13]&lt;=7;2.5;4)" office:value-type="float" office:value="2.5" calcext:value-type="float">
            <text:p>2,5</text:p>
          </table:table-cell>
          <table:table-cell table:formula="of:=IF(SUM([.$E$2:.E1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4]/[.B14]" office:value-type="float" office:value="1.18110236220472" calcext:value-type="float">
            <text:p>1,18</text:p>
          </table:table-cell>
          <table:table-cell table:style-name="ce4" table:formula="of:=(2*[.D14]*[.E14]*0.0175)/(2.5*[.B14])*100" office:value-type="float" office:value="1.30200260400521" calcext:value-type="float">
            <text:p>1,30</text:p>
          </table:table-cell>
          <table:table-cell table:formula="of:=IF([.F14]&lt;=7;2.5;4)" office:value-type="float" office:value="2.5" calcext:value-type="float">
            <text:p>2,5</text:p>
          </table:table-cell>
          <table:table-cell table:formula="of:=IF(SUM([.$E$2:.E1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4])" office:value-type="float" office:value="1950" calcext:value-type="float">
            <text:p>1950</text:p>
          </table:table-cell>
          <table:table-cell/>
          <table:table-cell table:formula="of:=SUM([.E2:.E14])" office:value-type="float" office:value="15.3543307086614" calcext:value-type="float">
            <text:p>15,35</text:p>
          </table:table-cell>
          <table:table-cell table:style-name="ce4" table:formula="of:=IF([.B15]&gt;0;(2*[.D15]*[.E15]*0.0175)/(2.5*[.B15])*100;MAX([.F2:.F14]))" office:value-type="float" office:value="1.30200260400521" calcext:value-type="float">
            <text:p>1,30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7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7]&lt;=2.5;20;IF([.G17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-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9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1.18110236220472" calcext:value-type="float">
            <text:p>1,18</text:p>
          </table:table-cell>
          <table:table-cell table:style-name="ce4" table:formula="of:=(2*[.D10]*[.E10]*0.0175)/(2.5*[.B10])*100" office:value-type="float" office:value="0.781201562403125" calcext:value-type="float">
            <text:p>0,78</text:p>
          </table:table-cell>
          <table:table-cell table:formula="of:=IF([.F10]&lt;=7;2.5;4)" office:value-type="float" office:value="2.5" calcext:value-type="float">
            <text:p>2,5</text:p>
          </table:table-cell>
          <table:table-cell table:formula="of:=IF(SUM([.$E$2:.E10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C11]/[.B11]" office:value-type="float" office:value="1.18110236220472" calcext:value-type="float">
            <text:p>1,18</text:p>
          </table:table-cell>
          <table:table-cell table:style-name="ce4" table:formula="of:=(2*[.D11]*[.E11]*0.0175)/(2.5*[.B11])*100" office:value-type="float" office:value="0.911401822803646" calcext:value-type="float">
            <text:p>0,91</text:p>
          </table:table-cell>
          <table:table-cell table:formula="of:=IF([.F11]&lt;=7;2.5;4)" office:value-type="float" office:value="2.5" calcext:value-type="float">
            <text:p>2,5</text:p>
          </table:table-cell>
          <table:table-cell table:formula="of:=IF(SUM([.$E$2:.E11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[.C12]/[.B12]" office:value-type="float" office:value="1.18110236220472" calcext:value-type="float">
            <text:p>1,18</text:p>
          </table:table-cell>
          <table:table-cell table:style-name="ce4" table:formula="of:=(2*[.D12]*[.E12]*0.0175)/(2.5*[.B12])*100" office:value-type="float" office:value="1.04160208320417" calcext:value-type="float">
            <text:p>1,04</text:p>
          </table:table-cell>
          <table:table-cell table:formula="of:=IF([.F12]&lt;=7;2.5;4)" office:value-type="float" office:value="2.5" calcext:value-type="float">
            <text:p>2,5</text:p>
          </table:table-cell>
          <table:table-cell table:formula="of:=IF(SUM([.$E$2:.E1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C13]/[.B13]" office:value-type="float" office:value="1.18110236220472" calcext:value-type="float">
            <text:p>1,18</text:p>
          </table:table-cell>
          <table:table-cell table:style-name="ce4" table:formula="of:=(2*[.D13]*[.E13]*0.0175)/(2.5*[.B13])*100" office:value-type="float" office:value="1.17180234360469" calcext:value-type="float">
            <text:p>1,17</text:p>
          </table:table-cell>
          <table:table-cell table:formula="of:=IF([.F13]&lt;=7;2.5;4)" office:value-type="float" office:value="2.5" calcext:value-type="float">
            <text:p>2,5</text:p>
          </table:table-cell>
          <table:table-cell table:formula="of:=IF(SUM([.$E$2:.E1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4]/[.B14]" office:value-type="float" office:value="1.18110236220472" calcext:value-type="float">
            <text:p>1,18</text:p>
          </table:table-cell>
          <table:table-cell table:style-name="ce4" table:formula="of:=(2*[.D14]*[.E14]*0.0175)/(2.5*[.B14])*100" office:value-type="float" office:value="1.30200260400521" calcext:value-type="float">
            <text:p>1,30</text:p>
          </table:table-cell>
          <table:table-cell table:formula="of:=IF([.F14]&lt;=7;2.5;4)" office:value-type="float" office:value="2.5" calcext:value-type="float">
            <text:p>2,5</text:p>
          </table:table-cell>
          <table:table-cell table:formula="of:=IF(SUM([.$E$2:.E1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4])" office:value-type="float" office:value="1950" calcext:value-type="float">
            <text:p>1950</text:p>
          </table:table-cell>
          <table:table-cell/>
          <table:table-cell table:formula="of:=SUM([.E2:.E14])" office:value-type="float" office:value="15.3543307086614" calcext:value-type="float">
            <text:p>15,35</text:p>
          </table:table-cell>
          <table:table-cell table:style-name="ce4" table:formula="of:=IF([.B15]&gt;0;(2*[.D15]*[.E15]*0.0175)/(2.5*[.B15])*100;MAX([.F2:.F14]))" office:value-type="float" office:value="1.30200260400521" calcext:value-type="float">
            <text:p>1,30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7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7]&lt;=2.5;20;IF([.G17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-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9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1.18110236220472" calcext:value-type="float">
            <text:p>1,18</text:p>
          </table:table-cell>
          <table:table-cell table:style-name="ce4" table:formula="of:=(2*[.D10]*[.E10]*0.0175)/(2.5*[.B10])*100" office:value-type="float" office:value="0.781201562403125" calcext:value-type="float">
            <text:p>0,78</text:p>
          </table:table-cell>
          <table:table-cell table:formula="of:=IF([.F10]&lt;=7;2.5;4)" office:value-type="float" office:value="2.5" calcext:value-type="float">
            <text:p>2,5</text:p>
          </table:table-cell>
          <table:table-cell table:formula="of:=IF(SUM([.$E$2:.E10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C11]/[.B11]" office:value-type="float" office:value="1.18110236220472" calcext:value-type="float">
            <text:p>1,18</text:p>
          </table:table-cell>
          <table:table-cell table:style-name="ce4" table:formula="of:=(2*[.D11]*[.E11]*0.0175)/(2.5*[.B11])*100" office:value-type="float" office:value="0.911401822803646" calcext:value-type="float">
            <text:p>0,91</text:p>
          </table:table-cell>
          <table:table-cell table:formula="of:=IF([.F11]&lt;=7;2.5;4)" office:value-type="float" office:value="2.5" calcext:value-type="float">
            <text:p>2,5</text:p>
          </table:table-cell>
          <table:table-cell table:formula="of:=IF(SUM([.$E$2:.E11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[.C12]/[.B12]" office:value-type="float" office:value="1.18110236220472" calcext:value-type="float">
            <text:p>1,18</text:p>
          </table:table-cell>
          <table:table-cell table:style-name="ce4" table:formula="of:=(2*[.D12]*[.E12]*0.0175)/(2.5*[.B12])*100" office:value-type="float" office:value="1.04160208320417" calcext:value-type="float">
            <text:p>1,04</text:p>
          </table:table-cell>
          <table:table-cell table:formula="of:=IF([.F12]&lt;=7;2.5;4)" office:value-type="float" office:value="2.5" calcext:value-type="float">
            <text:p>2,5</text:p>
          </table:table-cell>
          <table:table-cell table:formula="of:=IF(SUM([.$E$2:.E1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C13]/[.B13]" office:value-type="float" office:value="1.18110236220472" calcext:value-type="float">
            <text:p>1,18</text:p>
          </table:table-cell>
          <table:table-cell table:style-name="ce4" table:formula="of:=(2*[.D13]*[.E13]*0.0175)/(2.5*[.B13])*100" office:value-type="float" office:value="1.17180234360469" calcext:value-type="float">
            <text:p>1,17</text:p>
          </table:table-cell>
          <table:table-cell table:formula="of:=IF([.F13]&lt;=7;2.5;4)" office:value-type="float" office:value="2.5" calcext:value-type="float">
            <text:p>2,5</text:p>
          </table:table-cell>
          <table:table-cell table:formula="of:=IF(SUM([.$E$2:.E1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4]/[.B14]" office:value-type="float" office:value="1.18110236220472" calcext:value-type="float">
            <text:p>1,18</text:p>
          </table:table-cell>
          <table:table-cell table:style-name="ce4" table:formula="of:=(2*[.D14]*[.E14]*0.0175)/(2.5*[.B14])*100" office:value-type="float" office:value="1.30200260400521" calcext:value-type="float">
            <text:p>1,30</text:p>
          </table:table-cell>
          <table:table-cell table:formula="of:=IF([.F14]&lt;=7;2.5;4)" office:value-type="float" office:value="2.5" calcext:value-type="float">
            <text:p>2,5</text:p>
          </table:table-cell>
          <table:table-cell table:formula="of:=IF(SUM([.$E$2:.E1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4])" office:value-type="float" office:value="1950" calcext:value-type="float">
            <text:p>1950</text:p>
          </table:table-cell>
          <table:table-cell/>
          <table:table-cell table:formula="of:=SUM([.E2:.E14])" office:value-type="float" office:value="15.3543307086614" calcext:value-type="float">
            <text:p>15,35</text:p>
          </table:table-cell>
          <table:table-cell table:style-name="ce4" table:formula="of:=IF([.B15]&gt;0;(2*[.D15]*[.E15]*0.0175)/(2.5*[.B15])*100;MAX([.F2:.F14]))" office:value-type="float" office:value="1.30200260400521" calcext:value-type="float">
            <text:p>1,30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7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7]&lt;=2.5;20;IF([.G17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-4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9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1.18110236220472" calcext:value-type="float">
            <text:p>1,18</text:p>
          </table:table-cell>
          <table:table-cell table:style-name="ce4" table:formula="of:=(2*[.D10]*[.E10]*0.0175)/(2.5*[.B10])*100" office:value-type="float" office:value="0.781201562403125" calcext:value-type="float">
            <text:p>0,78</text:p>
          </table:table-cell>
          <table:table-cell table:formula="of:=IF([.F10]&lt;=7;2.5;4)" office:value-type="float" office:value="2.5" calcext:value-type="float">
            <text:p>2,5</text:p>
          </table:table-cell>
          <table:table-cell table:formula="of:=IF(SUM([.$E$2:.E10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C11]/[.B11]" office:value-type="float" office:value="1.18110236220472" calcext:value-type="float">
            <text:p>1,18</text:p>
          </table:table-cell>
          <table:table-cell table:style-name="ce4" table:formula="of:=(2*[.D11]*[.E11]*0.0175)/(2.5*[.B11])*100" office:value-type="float" office:value="0.911401822803646" calcext:value-type="float">
            <text:p>0,91</text:p>
          </table:table-cell>
          <table:table-cell table:formula="of:=IF([.F11]&lt;=7;2.5;4)" office:value-type="float" office:value="2.5" calcext:value-type="float">
            <text:p>2,5</text:p>
          </table:table-cell>
          <table:table-cell table:formula="of:=IF(SUM([.$E$2:.E11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[.C12]/[.B12]" office:value-type="float" office:value="1.18110236220472" calcext:value-type="float">
            <text:p>1,18</text:p>
          </table:table-cell>
          <table:table-cell table:style-name="ce4" table:formula="of:=(2*[.D12]*[.E12]*0.0175)/(2.5*[.B12])*100" office:value-type="float" office:value="1.04160208320417" calcext:value-type="float">
            <text:p>1,04</text:p>
          </table:table-cell>
          <table:table-cell table:formula="of:=IF([.F12]&lt;=7;2.5;4)" office:value-type="float" office:value="2.5" calcext:value-type="float">
            <text:p>2,5</text:p>
          </table:table-cell>
          <table:table-cell table:formula="of:=IF(SUM([.$E$2:.E1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C13]/[.B13]" office:value-type="float" office:value="1.18110236220472" calcext:value-type="float">
            <text:p>1,18</text:p>
          </table:table-cell>
          <table:table-cell table:style-name="ce4" table:formula="of:=(2*[.D13]*[.E13]*0.0175)/(2.5*[.B13])*100" office:value-type="float" office:value="1.17180234360469" calcext:value-type="float">
            <text:p>1,17</text:p>
          </table:table-cell>
          <table:table-cell table:formula="of:=IF([.F13]&lt;=7;2.5;4)" office:value-type="float" office:value="2.5" calcext:value-type="float">
            <text:p>2,5</text:p>
          </table:table-cell>
          <table:table-cell table:formula="of:=IF(SUM([.$E$2:.E1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4]/[.B14]" office:value-type="float" office:value="1.18110236220472" calcext:value-type="float">
            <text:p>1,18</text:p>
          </table:table-cell>
          <table:table-cell table:style-name="ce4" table:formula="of:=(2*[.D14]*[.E14]*0.0175)/(2.5*[.B14])*100" office:value-type="float" office:value="1.30200260400521" calcext:value-type="float">
            <text:p>1,30</text:p>
          </table:table-cell>
          <table:table-cell table:formula="of:=IF([.F14]&lt;=7;2.5;4)" office:value-type="float" office:value="2.5" calcext:value-type="float">
            <text:p>2,5</text:p>
          </table:table-cell>
          <table:table-cell table:formula="of:=IF(SUM([.$E$2:.E1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4])" office:value-type="float" office:value="1950" calcext:value-type="float">
            <text:p>1950</text:p>
          </table:table-cell>
          <table:table-cell/>
          <table:table-cell table:formula="of:=SUM([.E2:.E14])" office:value-type="float" office:value="15.3543307086614" calcext:value-type="float">
            <text:p>15,35</text:p>
          </table:table-cell>
          <table:table-cell table:style-name="ce4" table:formula="of:=IF([.B15]&gt;0;(2*[.D15]*[.E15]*0.0175)/(2.5*[.B15])*100;MAX([.F2:.F14]))" office:value-type="float" office:value="1.30200260400521" calcext:value-type="float">
            <text:p>1,30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7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7]&lt;=2.5;20;IF([.G17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-5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9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1.18110236220472" calcext:value-type="float">
            <text:p>1,18</text:p>
          </table:table-cell>
          <table:table-cell table:style-name="ce4" table:formula="of:=(2*[.D10]*[.E10]*0.0175)/(2.5*[.B10])*100" office:value-type="float" office:value="0.781201562403125" calcext:value-type="float">
            <text:p>0,78</text:p>
          </table:table-cell>
          <table:table-cell table:formula="of:=IF([.F10]&lt;=7;2.5;4)" office:value-type="float" office:value="2.5" calcext:value-type="float">
            <text:p>2,5</text:p>
          </table:table-cell>
          <table:table-cell table:formula="of:=IF(SUM([.$E$2:.E10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0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[.C11]/[.B11]" office:value-type="float" office:value="1.18110236220472" calcext:value-type="float">
            <text:p>1,18</text:p>
          </table:table-cell>
          <table:table-cell table:style-name="ce4" table:formula="of:=(2*[.D11]*[.E11]*0.0175)/(2.5*[.B11])*100" office:value-type="float" office:value="0.911401822803646" calcext:value-type="float">
            <text:p>0,91</text:p>
          </table:table-cell>
          <table:table-cell table:formula="of:=IF([.F11]&lt;=7;2.5;4)" office:value-type="float" office:value="2.5" calcext:value-type="float">
            <text:p>2,5</text:p>
          </table:table-cell>
          <table:table-cell table:formula="of:=IF(SUM([.$E$2:.E11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[.C12]/[.B12]" office:value-type="float" office:value="1.18110236220472" calcext:value-type="float">
            <text:p>1,18</text:p>
          </table:table-cell>
          <table:table-cell table:style-name="ce4" table:formula="of:=(2*[.D12]*[.E12]*0.0175)/(2.5*[.B12])*100" office:value-type="float" office:value="1.04160208320417" calcext:value-type="float">
            <text:p>1,04</text:p>
          </table:table-cell>
          <table:table-cell table:formula="of:=IF([.F12]&lt;=7;2.5;4)" office:value-type="float" office:value="2.5" calcext:value-type="float">
            <text:p>2,5</text:p>
          </table:table-cell>
          <table:table-cell table:formula="of:=IF(SUM([.$E$2:.E1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C13]/[.B13]" office:value-type="float" office:value="1.18110236220472" calcext:value-type="float">
            <text:p>1,18</text:p>
          </table:table-cell>
          <table:table-cell table:style-name="ce4" table:formula="of:=(2*[.D13]*[.E13]*0.0175)/(2.5*[.B13])*100" office:value-type="float" office:value="1.17180234360469" calcext:value-type="float">
            <text:p>1,17</text:p>
          </table:table-cell>
          <table:table-cell table:formula="of:=IF([.F13]&lt;=7;2.5;4)" office:value-type="float" office:value="2.5" calcext:value-type="float">
            <text:p>2,5</text:p>
          </table:table-cell>
          <table:table-cell table:formula="of:=IF(SUM([.$E$2:.E1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1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4]/[.B14]" office:value-type="float" office:value="1.18110236220472" calcext:value-type="float">
            <text:p>1,18</text:p>
          </table:table-cell>
          <table:table-cell table:style-name="ce4" table:formula="of:=(2*[.D14]*[.E14]*0.0175)/(2.5*[.B14])*100" office:value-type="float" office:value="1.30200260400521" calcext:value-type="float">
            <text:p>1,30</text:p>
          </table:table-cell>
          <table:table-cell table:formula="of:=IF([.F14]&lt;=7;2.5;4)" office:value-type="float" office:value="2.5" calcext:value-type="float">
            <text:p>2,5</text:p>
          </table:table-cell>
          <table:table-cell table:formula="of:=IF(SUM([.$E$2:.E1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4])" office:value-type="float" office:value="1950" calcext:value-type="float">
            <text:p>1950</text:p>
          </table:table-cell>
          <table:table-cell/>
          <table:table-cell table:formula="of:=SUM([.E2:.E14])" office:value-type="float" office:value="15.3543307086614" calcext:value-type="float">
            <text:p>15,35</text:p>
          </table:table-cell>
          <table:table-cell table:style-name="ce4" table:formula="of:=IF([.B15]&gt;0;(2*[.D15]*[.E15]*0.0175)/(2.5*[.B15])*100;MAX([.F2:.F14]))" office:value-type="float" office:value="1.30200260400521" calcext:value-type="float">
            <text:p>1,30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14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7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7]&lt;=2.5;20;IF([.G17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1:36:43.626187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0T13:51:20.830955572</dc:date>
    <meta:editing-duration>PT1H26M9S</meta:editing-duration>
    <meta:editing-cycles>5</meta:editing-cycles>
    <meta:document-statistic meta:table-count="5" meta:cell-count="615" meta:object-count="0"/>
  </office:meta>
</office:document-meta>
</file>